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1" style:family="table">
      <style:table-properties style:width="23.848cm" table:align="margins"/>
    </style:style>
    <style:style style:name="Tabel1.A" style:family="table-column">
      <style:table-column-properties style:column-width="4.77cm" style:rel-column-width="13107*"/>
    </style:style>
    <style:style style:name="Tabel1.A1" style:family="table-cell">
      <style:table-cell-properties fo:padding="0.097cm" fo:border-left="0.5pt solid #000000" fo:border-right="none" fo:border-top="0.5pt solid #000000" fo:border-bottom="0.5pt solid #000000"/>
    </style:style>
    <style:style style:name="Tabel1.E1" style:family="table-cell">
      <style:table-cell-properties fo:padding="0.097cm" fo:border="0.5pt solid #000000"/>
    </style:style>
    <style:style style:name="Tabel1.A2" style:family="table-cell">
      <style:table-cell-properties fo:padding="0.097cm" fo:border-left="0.5pt solid #000000" fo:border-right="none" fo:border-top="none" fo:border-bottom="0.5pt solid #000000"/>
    </style:style>
    <style:style style:name="Tabel1.E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9pt" style:font-size-asian="9pt" style:font-size-complex="9pt"/>
    </style:style>
    <style:style style:name="P2" style:family="paragraph" style:parent-style-name="Table_20_Contents">
      <style:text-properties fo:font-size="8pt" officeooo:rsid="00190805" officeooo:paragraph-rsid="00190805" style:font-size-asian="8pt" style:font-size-complex="8pt"/>
    </style:style>
    <style:style style:name="P3" style:family="paragraph" style:parent-style-name="Table_20_Contents">
      <style:text-properties fo:font-size="8pt" officeooo:rsid="00190805" officeooo:paragraph-rsid="001a9956" style:font-size-asian="8pt" style:font-size-complex="8pt"/>
    </style:style>
    <style:style style:name="P4" style:family="paragraph" style:parent-style-name="Table_20_Contents">
      <style:text-properties fo:font-size="8pt" style:font-size-asian="8pt" style:font-size-complex="8pt"/>
    </style:style>
    <style:style style:name="P5" style:family="paragraph" style:parent-style-name="Text_20_body">
      <style:paragraph-properties fo:padding="0.049cm" fo:border="0.06pt solid #d9d9e3"/>
      <style:text-properties fo:font-size="9pt" style:font-size-asian="9pt" style:font-size-complex="9pt"/>
    </style:style>
    <style:style style:name="P6" style:family="paragraph" style:parent-style-name="Text_20_body" style:list-style-name="L1">
      <style:paragraph-properties fo:padding="0.049cm" fo:border="0.06pt solid #d9d9e3"/>
      <style:text-properties fo:font-size="9pt" style:font-size-asian="9pt" style:font-size-complex="9pt"/>
    </style:style>
    <style:style style:name="P7" style:family="paragraph" style:parent-style-name="Text_20_body" style:list-style-name="L2">
      <style:paragraph-properties fo:padding="0.049cm" fo:border="0.06pt solid #d9d9e3"/>
      <style:text-properties fo:font-size="9pt" style:font-size-asian="9pt" style:font-size-complex="9pt"/>
    </style:style>
    <style:style style:name="P8" style:family="paragraph" style:parent-style-name="Text_20_body" style:list-style-name="L2">
      <style:paragraph-properties fo:padding="0.049cm" fo:border="0.06pt solid #d9d9e3"/>
      <style:text-properties fo:font-size="9pt" officeooo:paragraph-rsid="00190805" style:font-size-asian="9pt" style:font-size-complex="9pt"/>
    </style:style>
    <style:style style:name="P9" style:family="paragraph" style:parent-style-name="Text_20_body" style:list-style-name="L3">
      <style:paragraph-properties fo:padding="0.049cm" fo:border="0.06pt solid #d9d9e3"/>
      <style:text-properties fo:font-size="9pt" style:font-size-asian="9pt" style:font-size-complex="9pt"/>
    </style:style>
    <style:style style:name="P10" style:family="paragraph" style:parent-style-name="Text_20_body" style:list-style-name="L5">
      <style:paragraph-properties fo:padding="0.049cm" fo:border="0.06pt solid #d9d9e3"/>
      <style:text-properties fo:font-size="9pt" style:font-size-asian="9pt" style:font-size-complex="9pt"/>
    </style:style>
    <style:style style:name="P11" style:family="paragraph" style:parent-style-name="Text_20_body">
      <style:paragraph-properties fo:padding="0.049cm" fo:border="0.06pt solid #d9d9e3"/>
      <style:text-properties fo:font-size="8pt" officeooo:paragraph-rsid="00190805" style:font-size-asian="8pt" style:font-size-complex="8pt"/>
    </style:style>
    <style:style style:name="P12" style:family="paragraph" style:parent-style-name="Text_20_body" style:list-style-name="L1">
      <style:paragraph-properties fo:padding="0.049cm" fo:border="0.06pt solid #d9d9e3"/>
      <style:text-properties fo:font-size="8pt" officeooo:paragraph-rsid="00190805" style:font-size-asian="8pt" style:font-size-complex="8pt"/>
    </style:style>
    <style:style style:name="P13" style:family="paragraph" style:parent-style-name="Text_20_body" style:list-style-name="L2">
      <style:paragraph-properties fo:padding="0.049cm" fo:border="0.06pt solid #d9d9e3"/>
      <style:text-properties fo:font-size="8pt" officeooo:paragraph-rsid="001a9956" style:font-size-asian="8pt" style:font-size-complex="8pt"/>
    </style:style>
    <style:style style:name="P14" style:family="paragraph" style:parent-style-name="Text_20_body">
      <style:paragraph-properties fo:padding="0.049cm" fo:border="0.06pt solid #d9d9e3"/>
      <style:text-properties fo:font-size="8pt" officeooo:paragraph-rsid="001a9956" style:font-size-asian="8pt" style:font-size-complex="8pt"/>
    </style:style>
    <style:style style:name="P15" style:family="paragraph" style:parent-style-name="Text_20_body" style:list-style-name="L3">
      <style:paragraph-properties fo:padding="0.049cm" fo:border="0.06pt solid #d9d9e3"/>
      <style:text-properties fo:font-size="8pt" officeooo:paragraph-rsid="001a9956" style:font-size-asian="8pt" style:font-size-complex="8pt"/>
    </style:style>
    <style:style style:name="P16" style:family="paragraph" style:parent-style-name="Text_20_body" style:list-style-name="L4">
      <style:paragraph-properties fo:padding="0.049cm" fo:border="0.06pt solid #d9d9e3"/>
      <style:text-properties fo:font-size="8pt" officeooo:paragraph-rsid="001a9956" style:font-size-asian="8pt" style:font-size-complex="8pt"/>
    </style:style>
    <style:style style:name="P17" style:family="paragraph" style:parent-style-name="Text_20_body">
      <style:paragraph-properties fo:padding="0.049cm" fo:border="0.06pt solid #d9d9e3"/>
      <style:text-properties fo:font-size="8pt" fo:font-weight="bold" officeooo:paragraph-rsid="00190805" style:font-size-asian="8pt" style:font-weight-asian="bold" style:font-size-complex="8pt" style:font-weight-complex="bold"/>
    </style:style>
    <style:style style:name="P18" style:family="paragraph" style:parent-style-name="Text_20_body">
      <style:paragraph-properties fo:padding="0.049cm" fo:border="0.06pt solid #d9d9e3"/>
      <style:text-properties fo:font-size="8pt" fo:font-weight="bold" officeooo:paragraph-rsid="001a9956" style:font-size-asian="8pt" style:font-weight-asian="bold" style:font-size-complex="8pt" style:font-weight-complex="bold"/>
    </style:style>
    <style:style style:name="T1" style:family="text">
      <style:text-properties officeooo:rsid="00190805"/>
    </style:style>
    <style:style style:name="T2" style:family="text">
      <style:text-properties officeooo:rsid="001e195e"/>
    </style:style>
    <style:style style:name="T3"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1" table:style-name="Tabel1">
        <table:table-column table:style-name="Tabel1.A" table:number-columns-repeated="5"/>
        <table:table-row>
          <table:table-cell table:style-name="Tabel1.A1" office:value-type="string">
            <text:p text:style-name="P17"><text:span text:style-name="T2">T</text:span>ext-to-video generation</text:p>
          </table:table-cell>
          <table:table-cell table:style-name="Tabel1.A1" office:value-type="string">
            <text:p text:style-name="P11"><text:span text:style-name="T1">1. </text:span>Data collection: Collect a large dataset of text descriptions and corresponding video clips.</text:p>
            <text:list xml:id="list2435662573" text:style-name="L1">
              <text:list-item>
                <text:p text:style-name="P12">Preprocessing: Clean and preprocess the text data and extract relevant information such as entities, actions, and relationships.</text:p>
              </text:list-item>
              <text:list-item>
                <text:p text:style-name="P12">Feature extraction: Extract visual features from the video clips using computer vision techniques such as Convolutional Neural Networks (CNNs) and transfer learning.</text:p>
              </text:list-item>
              <text:list-item>
                <text:p text:style-name="P12">Text encoding: Convert the preprocessed text data into a numerical representation that can be used as input to a machine learning model. This can be done using techniques such as word embeddings, attention mechanisms, and Transformer-based models.</text:p>
              </text:list-item>
              <text:list-item>
                <text:p text:style-name="P12">Model training: Train a deep learning model that takes the encoded text and visual features as input and generates a sequence of video frames as output. This can be done using techniques such as Generative Adversarial Networks (GANs) and Recurrent Neural Networks (RNNs).</text:p>
              </text:list-item>
              <text:list-item>
                <text:p text:style-name="P12">Model refinement: Refine the model by fine-tuning it on a smaller, high-quality dataset or by incorporating additional information such as object and scene layouts.</text:p>
              </text:list-item>
              <text:list-item>
                <text:p text:style-name="P12">Deployment: Deploy the model in a real-world application, possibly in combination with other techniques such as reinforcement learning or active learning, to improve its performance and robustness.</text:p>
              </text:list-item>
            </text:list>
          </table:table-cell>
          <table:table-cell table:style-name="Tabel1.A1" office:value-type="string">
            <text:p text:style-name="P2"/>
          </table:table-cell>
          <table:table-cell table:style-name="Tabel1.A1" office:value-type="string">
            <text:p text:style-name="P4"/>
          </table:table-cell>
          <table:table-cell table:style-name="Tabel1.E1" office:value-type="string">
            <text:p text:style-name="P4"/>
          </table:table-cell>
        </table:table-row>
        <table:table-row>
          <table:table-cell table:style-name="Tabel1.A2" office:value-type="string">
            <text:p text:style-name="P17"><text:s/><text:span text:style-name="T2">B</text:span>lockchain technology </text:p>
          </table:table-cell>
          <table:table-cell table:style-name="Tabel1.A2" office:value-type="string">
            <text:p text:style-name="P3">1.Familiarize yourself with the basics: Start by understanding the core concepts of blockchain, such as distributed ledger technology, cryptography, consensus algorithms, and smart contracts. You can find introductory material and online courses on websites like Coursera, Udemy, and edX.</text:p>
            <text:list xml:id="list2341340435" text:style-name="L2">
              <text:list-item>
                <text:p text:style-name="P13">Read the original paper: The original paper on blockchain technology, "Bitcoin: A Peer-to-Peer Electronic Cash System" by Satoshi Nakamoto, provides a comprehensive overview of the technology and its potential applications.</text:p>
              </text:list-item>
              <text:list-item>
                <text:p text:style-name="P13">Study popular blockchain platforms: Familiarize yourself with popular blockchain platforms like Bitcoin, Ethereum, and Hyperledger. Study their architecture, features, and use cases.</text:p>
              </text:list-item>
              <text:list-item>
                <text:p text:style-name="P13">Learn a programming language: To build decentralized applications on blockchain, you will need to know at least one programming language, such as Solidity (for Ethereum), Python, or JavaScript.</text:p>
              </text:list-item>
              <text:list-item>
                <text:p text:style-name="P13">Join online communities: Participate in online communities and forums to learn from experts, ask questions, and stay updated on the latest developments in the field. Websites like Reddit, GitHub, and Stack Exchange have active communities dedicated to blockchain.</text:p>
              </text:list-item>
              <text:list-item>
                <text:p text:style-name="P13">Attend meetups and conferences: Attend meetups and conferences to network with other blockchain enthusiasts and experts. This can help you to learn about the latest trends and best practices, as well as to find opportunities for collaboration and contribution.</text:p>
              </text:list-item>
            </text:list>
            <text:p text:style-name="P3">Experiment with building decentralized applications: Finally, put your knowledge into practice by building simple decentralized applications. You can start with simple projects like a cryptocurrency wallet or a voting system, and gradually work your way up to more complex applications.</text:p>
          </table:table-cell>
          <table:table-cell table:style-name="Tabel1.A2" office:value-type="string">
            <text:p text:style-name="P4"/>
          </table:table-cell>
          <table:table-cell table:style-name="Tabel1.A2" office:value-type="string">
            <text:p text:style-name="P4"/>
          </table:table-cell>
          <table:table-cell table:style-name="Tabel1.E2" office:value-type="string">
            <text:p text:style-name="P4"/>
          </table:table-cell>
        </table:table-row>
        <table:table-row>
          <table:table-cell table:style-name="Tabel1.A2" office:value-type="string">
            <text:p text:style-name="P18">Sentiment analysis on tweets using unsupervised techniques </text:p>
          </table:table-cell>
          <table:table-cell table:style-name="Tabel1.A2" office:value-type="string">
            <text:list xml:id="list1745621329" text:style-name="L3">
              <text:list-item>
                <text:p text:style-name="P15"><text:span text:style-name="T3">Data Collection</text:span>: Collect a large dataset of tweets that you want to perform sentiment analysis on. This can be done using APIs or web scraping.</text:p>
              </text:list-item>
              <text:list-item>
                <text:p text:style-name="P15"><text:span text:style-name="T3">Data Preprocessing</text:span>: Clean and preprocess the data, removing irrelevant information such as URLs, hashtags, and mentions. This step is critical for improving the quality of the results.</text:p>
              </text:list-item>
              <text:list-item>
                <text:p text:style-name="P15"><text:span text:style-name="T3">Text Representation</text:span>: Convert the text data into a numerical representation that can be used as input to a machine learning model. This can be done using techniques such as bag-of-words, term frequency-inverse document frequency (TF-IDF), or word embeddings.</text:p>
              </text:list-item>
              <text:list-item>
                <text:p text:style-name="P15"><text:span text:style-name="T3">Clustering</text:span>: Apply unsupervised machine learning techniques such as K-means or hierarchical clustering to group similar tweets together.</text:p>
              </text:list-item>
              <text:list-item>
                <text:p text:style-name="P15"><text:span text:style-name="T3">Sentiment Labeling:</text:span> Assign a sentiment label to each cluster based on the most frequently occurring sentiment in the tweets within that cluster. You can use external resources, such as a sentiment lexicon, to label the sentiment of individual words, and then aggregating these labels to get the sentiment of a tweet.</text:p>
              </text:list-item>
              <text:list-item>
                <text:p text:style-name="P15"><text:span text:style-name="T3">Model Evaluation:</text:span> Evaluate the performance of the sentiment analysis model by comparing its results to a ground-truth sentiment dataset. You can use metrics such as accuracy, precision, recall, and F1 score to assess the performance of the model.</text:p>
              </text:list-item>
              <text:list-item>
                <text:p text:style-name="P15"><text:span text:style-name="T3">Refinement:</text:span> Refine the model by incorporating additional features, such as n-grams, or by using different clustering algorithms.</text:p>
              </text:list-item>
            </text:list>
          </table:table-cell>
          <table:table-cell table:style-name="Tabel1.A2" office:value-type="string">
            <text:p text:style-name="P14">TF-IDF (Term Frequency-Inverse Document Frequency) is a numerical statistic that is used to reflect how important a word is to a document in a collection of documents (corpus). It is often used as a weighting factor in information retrieval and text mining tasks, including document classification, clustering, and text similarity.</text:p>
            <text:p text:style-name="P14">TF-IDF is calculated as the product of two statistics, term frequency (TF) and inverse document frequency (IDF).</text:p>
            <text:list xml:id="list1281910913" text:style-name="L4">
              <text:list-item>
                <text:p text:style-name="P16"><text:span text:style-name="T3">Term Frequency (TF):</text:span> This statistic measures how frequently a word appears in a document. The term frequency of a word w in a document d is calculated as the number of occurrences of w in d, normalized by the total number of words in d. This normalization helps to offset the effect of longer documents having a higher raw frequency of a word.</text:p>
              </text:list-item>
              <text:list-item>
                <text:p text:style-name="P16"><text:span text:style-name="T3">Inverse Document Frequency (IDF)</text:span>: This statistic measures how important a word is across all documents in the corpus. The inverse document frequency of a word w is calculated as the logarithm of the ratio of the total number of documents in the corpus to the number of documents containing the word w. Words that are very common in the corpus will have a lower IDF, as they are not as discriminative as rarer words.</text:p>
              </text:list-item>
            </text:list>
            <text:p text:style-name="P14">The final TF-IDF weight for a word w in a document d is calculated as the product of its TF and IDF values. Words with higher TF-IDF weights are considered to be more important and relevant to the document.</text:p>
            <text:p text:style-name="P14">TF-IDF has several advantages over simple term frequency-based methods, including reducing the weight of stop words (common words such as "the" and "and" that appear frequently in most documents) and highlighting rare or important words that are unique to a particular document or topic. It has been widely used in natural language processing and information retrieval tasks, and is often used as a feature representation for text classification, clustering, and other machine learning models.</text:p>
          </table:table-cell>
          <table:table-cell table:style-name="Tabel1.A2" office:value-type="string">
            <text:p text:style-name="P4">Evaluating an unsupervised machine learning model can be challenging because it lacks the ground truth labels to compare its predictions against. However, there are several evaluation metrics that can be used to assess the quality of the model's clustering or dimensionality reduction results. Here are a few common metrics used to evaluate unsupervised models:</text:p>
            <text:p text:style-name="P4"/>
            <text:p text:style-name="P4"><text:span text:style-name="T3">Silhouette Score</text:span>: This measures the similarity of an instance to its own cluster compared to other clusters. A high silhouette score indicates that the instances are well separated from instances in other clusters.</text:p>
            <text:p text:style-name="P4"/>
            <text:p text:style-name="P4"><text:span text:style-name="T3">Calinski-Harabasz Index</text:span>: This measures the ratio of between-cluster variance to within-cluster variance. A higher value indicates better clustering results.</text:p>
            <text:p text:style-name="P4"/>
            <text:p text:style-name="P4"><text:span text:style-name="T3">Davies-Bouldin Index</text:span>: This measures the average similarity between each cluster and its most similar cluster. A lower value indicates better clustering results.</text:p>
            <text:p text:style-name="P4"/>
            <text:p text:style-name="P4"><text:span text:style-name="T3">Cohesion and Separation</text:span>: These metrics measure how well the instances are grouped within each cluster and how well the clusters are separated from each other, respectively.</text:p>
            <text:p text:style-name="P4"/>
            <text:p text:style-name="P4"><text:span text:style-name="T3">Reconstruction Error</text:span>: In case of dimensionality reduction techniques like PCA or Autoencoders, the reconstruction error can be used to evaluate the quality of the model's performance. This measures the difference between the original input and the reconstructed output.</text:p>
          </table:table-cell>
          <table:table-cell table:style-name="Tabel1.E2" office:value-type="string">
            <text:p text:style-name="P4"/>
          </table:table-cell>
        </table:table-row>
        <table:table-row>
          <table:table-cell table:style-name="Tabel1.A2" office:value-type="string">
            <text:p text:style-name="P4"/>
          </table:table-cell>
          <table:table-cell table:style-name="Tabel1.A2" office:value-type="string">
            <text:p text:style-name="P4"/>
          </table:table-cell>
          <table:table-cell table:style-name="Tabel1.A2" office:value-type="string">
            <text:p text:style-name="P4"/>
          </table:table-cell>
          <table:table-cell table:style-name="Tabel1.A2" office:value-type="string">
            <text:p text:style-name="P4"/>
          </table:table-cell>
          <table:table-cell table:style-name="Tabel1.E2" office:value-type="string">
            <text:p text:style-name="P4"/>
          </table:table-cell>
        </table:table-row>
        <table:table-row>
          <table:table-cell table:style-name="Tabel1.A2" office:value-type="string">
            <text:p text:style-name="P4"/>
          </table:table-cell>
          <table:table-cell table:style-name="Tabel1.A2" office:value-type="string">
            <text:p text:style-name="P4"/>
          </table:table-cell>
          <table:table-cell table:style-name="Tabel1.A2" office:value-type="string">
            <text:p text:style-name="P4"/>
          </table:table-cell>
          <table:table-cell table:style-name="Tabel1.A2" office:value-type="string">
            <text:p text:style-name="P4"/>
          </table:table-cell>
          <table:table-cell table:style-name="Tabel1.E2" office:value-type="string">
            <text:p text:style-name="P4"/>
          </table:table-cell>
        </table:table-row>
        <table:table-row>
          <table:table-cell table:style-name="Tabel1.A2" office:value-type="string">
            <text:p text:style-name="P4"/>
          </table:table-cell>
          <table:table-cell table:style-name="Tabel1.A2" office:value-type="string">
            <text:p text:style-name="P4"/>
          </table:table-cell>
          <table:table-cell table:style-name="Tabel1.A2" office:value-type="string">
            <text:p text:style-name="P4"/>
          </table:table-cell>
          <table:table-cell table:style-name="Tabel1.A2" office:value-type="string">
            <text:p text:style-name="P4"/>
          </table:table-cell>
          <table:table-cell table:style-name="Tabel1.E2" office:value-type="string">
            <text:p text:style-name="P4"/>
          </table:table-cell>
        </table:table-row>
      </table:table>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12:30:53.515301555</meta:creation-date>
    <dc:date>2023-02-03T13:55:14.546009252</dc:date>
    <meta:editing-duration>PT1H14M8S</meta:editing-duration>
    <meta:editing-cycles>6</meta:editing-cycles>
    <meta:generator>LibreOffice/7.3.7.2$Linux_X86_64 LibreOffice_project/30$Build-2</meta:generator>
    <meta:document-statistic meta:table-count="1" meta:image-count="0" meta:object-count="0" meta:page-count="1" meta:paragraph-count="36" meta:word-count="1173" meta:character-count="7749" meta:non-whitespace-character-count="6629"/>
  </office:meta>
</office:document-meta>
</file>